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860" officeooo:paragraph-rsid="000833d2"/>
    </style:style>
    <style:style style:name="P2" style:family="paragraph" style:parent-style-name="Standard">
      <style:text-properties fo:language="en" fo:country="US" fo:font-style="normal" style:text-underline-style="none" fo:font-weight="bold" officeooo:rsid="0006f860" officeooo:paragraph-rsid="0008323b" style:font-style-asian="normal" style:font-weight-asian="bold" style:font-style-complex="normal" style:font-weight-complex="bold"/>
    </style:style>
    <style:style style:name="P3" style:family="paragraph" style:parent-style-name="Standard">
      <style:text-properties fo:language="en" fo:country="US" fo:font-style="normal" style:text-underline-style="none" fo:font-weight="normal" officeooo:rsid="000833d2" officeooo:paragraph-rsid="000833d2" style:font-style-asian="normal" style:font-weight-asian="normal" style:font-style-complex="normal" style:font-weight-complex="normal"/>
    </style:style>
    <style:style style:name="P4" style:family="paragraph" style:parent-style-name="Standard">
      <style:text-properties fo:language="en" fo:country="US" fo:font-style="normal" officeooo:rsid="0006f860" officeooo:paragraph-rsid="000833d2" style:font-style-asian="normal" style:font-style-complex="normal"/>
    </style:style>
    <style:style style:name="P5" style:family="paragraph" style:parent-style-name="Standard">
      <style:text-properties fo:language="en" fo:country="US" fo:font-style="normal" officeooo:rsid="000833d2" officeooo:paragraph-rsid="000833d2" style:font-style-asian="normal" style:font-style-complex="normal"/>
    </style:style>
    <style:style style:name="P6" style:family="paragraph" style:parent-style-name="Standard">
      <style:text-properties fo:language="en" fo:country="US" officeooo:paragraph-rsid="000833d2"/>
    </style:style>
    <style:style style:name="P7" style:family="paragraph" style:parent-style-name="Standard">
      <style:text-properties fo:language="en" fo:country="US" officeooo:rsid="00099701" officeooo:paragraph-rsid="00099701"/>
    </style:style>
    <style:style style:name="P8" style:family="paragraph" style:parent-style-name="Standard">
      <style:text-properties fo:language="en" fo:country="US" officeooo:paragraph-rsid="00099879"/>
    </style:style>
    <style:style style:name="P9" style:family="paragraph" style:parent-style-name="Standard">
      <style:text-properties fo:language="en" fo:country="US" officeooo:paragraph-rsid="0009c442"/>
    </style:style>
    <style:style style:name="P10" style:family="paragraph" style:parent-style-name="Standard">
      <style:text-properties fo:color="#000000" fo:language="en" fo:country="US" fo:font-style="normal" fo:font-weight="bold" officeooo:rsid="0006f860" officeooo:paragraph-rsid="0008323b" style:font-style-asian="normal" style:font-weight-asian="bold" style:font-style-complex="normal" style:font-weight-complex="bold"/>
    </style:style>
    <style:style style:name="P11" style:family="paragraph" style:parent-style-name="Standard">
      <style:text-properties fo:color="#000000" fo:language="en" fo:country="US" fo:font-style="normal" style:text-underline-style="none" fo:font-weight="normal" officeooo:rsid="00099701" officeooo:paragraph-rsid="00099701" style:font-style-asian="normal" style:font-weight-asian="normal" style:font-style-complex="normal" style:font-weight-complex="normal"/>
    </style:style>
    <style:style style:name="P12" style:family="paragraph" style:parent-style-name="Standard">
      <style:text-properties fo:color="#000000" fo:language="en" fo:country="US" fo:font-weight="bold" officeooo:rsid="000377f2" officeooo:paragraph-rsid="000377f2" style:font-weight-asian="bold" style:font-weight-complex="bold"/>
    </style:style>
    <style:style style:name="P13" style:family="paragraph" style:parent-style-name="Standard">
      <style:text-properties fo:color="#000000" fo:language="en" fo:country="US" officeooo:paragraph-rsid="000377f2"/>
    </style:style>
    <style:style style:name="P14" style:family="paragraph" style:parent-style-name="Standard">
      <style:text-properties fo:color="#000000" fo:language="en" fo:country="US" officeooo:rsid="000377f2" officeooo:paragraph-rsid="000377f2"/>
    </style:style>
    <style:style style:name="P15" style:family="paragraph" style:parent-style-name="Standard">
      <style:text-properties fo:color="#000000" fo:language="en" fo:country="US" officeooo:rsid="000377f2" officeooo:paragraph-rsid="00099701"/>
    </style:style>
    <style:style style:name="P16" style:family="paragraph" style:parent-style-name="Standard">
      <style:text-properties fo:color="#000000" fo:language="en" fo:country="US" officeooo:rsid="00050832" officeooo:paragraph-rsid="00050832"/>
    </style:style>
    <style:style style:name="P17" style:family="paragraph" style:parent-style-name="Standard">
      <style:text-properties fo:color="#808080" fo:language="en" fo:country="US" fo:font-weight="bold" officeooo:rsid="000377f2" officeooo:paragraph-rsid="000377f2" style:font-weight-asian="bold" style:font-weight-complex="bold"/>
    </style:style>
    <style:style style:name="P18" style:family="paragraph" style:parent-style-name="Standard">
      <style:text-properties fo:color="#808080" fo:language="en" fo:country="US" officeooo:rsid="000377f2" officeooo:paragraph-rsid="000377f2"/>
    </style:style>
    <style:style style:name="T1" style:family="text">
      <style:text-properties officeooo:rsid="000377f2"/>
    </style:style>
    <style:style style:name="T2" style:family="text">
      <style:text-properties fo:font-style="italic" officeooo:rsid="0006f860" style:font-style-asian="italic" style:font-style-complex="italic"/>
    </style:style>
    <style:style style:name="T3" style:family="text">
      <style:text-properties fo:font-style="italic" officeooo:rsid="00099701"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0833d2" style:font-style-asian="italic" style:font-weight-asian="normal" style:font-style-complex="italic" style:font-weight-complex="normal"/>
    </style:style>
    <style:style style:name="T6" style:family="text">
      <style:text-properties fo:font-style="italic" style:text-underline-style="none" fo:font-weight="normal" officeooo:rsid="0006f860" style:font-style-asian="italic" style:font-weight-asian="normal" style:font-style-complex="italic" style:font-weight-complex="normal"/>
    </style:style>
    <style:style style:name="T7" style:family="text">
      <style:text-properties fo:font-style="italic" style:text-underline-style="none" fo:font-weight="normal" officeooo:rsid="00050832" style:font-style-asian="italic" style:font-weight-asian="normal" style:font-style-complex="italic" style:font-weight-complex="normal"/>
    </style:style>
    <style:style style:name="T8" style:family="text">
      <style:text-properties fo:font-style="italic" style:text-underline-style="none" fo:font-weight="normal" officeooo:rsid="0009c442" style:font-style-asian="italic" style:font-weight-asian="normal" style:font-style-complex="italic" style:font-weight-complex="normal"/>
    </style:style>
    <style:style style:name="T9" style:family="text">
      <style:text-properties fo:font-style="italic" style:text-underline-style="none" fo:font-weight="normal" officeooo:rsid="00099701" style:font-style-asian="italic" style:font-weight-asian="normal" style:font-style-complex="italic" style:font-weight-complex="normal"/>
    </style:style>
    <style:style style:name="T10" style:family="text">
      <style:text-properties fo:font-style="italic" style:text-underline-style="none" fo:font-weight="normal" officeooo:rsid="000b1e21" style:font-style-asian="italic" style:font-weight-asian="normal" style:font-style-complex="italic" style:font-weight-complex="normal"/>
    </style:style>
    <style:style style:name="T11" style:family="text">
      <style:text-properties fo:font-style="normal" officeooo:rsid="000377f2" style:font-style-asian="normal" style:font-style-complex="normal"/>
    </style:style>
    <style:style style:name="T12" style:family="text">
      <style:text-properties fo:font-style="normal" officeooo:rsid="0006f860"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833d2" style:font-style-asian="normal" style:font-weight-asian="normal" style:font-style-complex="normal" style:font-weight-complex="normal"/>
    </style:style>
    <style:style style:name="T15" style:family="text">
      <style:text-properties fo:font-style="normal" style:text-underline-style="none" fo:font-weight="normal" officeooo:rsid="0006f860" style:font-style-asian="normal" style:font-weight-asian="normal" style:font-style-complex="normal" style:font-weight-complex="normal"/>
    </style:style>
    <style:style style:name="T16" style:family="text">
      <style:text-properties fo:font-style="normal" style:text-underline-style="none" fo:font-weight="normal" officeooo:rsid="00050832" style:font-style-asian="normal" style:font-weight-asian="normal" style:font-style-complex="normal" style:font-weight-complex="normal"/>
    </style:style>
    <style:style style:name="T17" style:family="text">
      <style:text-properties fo:font-style="normal" style:text-underline-style="none" fo:font-weight="normal" officeooo:rsid="00099701" style:font-style-asian="normal" style:font-weight-asian="normal" style:font-style-complex="normal" style:font-weight-complex="normal"/>
    </style:style>
    <style:style style:name="T18" style:family="text">
      <style:text-properties fo:font-style="normal" style:text-underline-style="none" fo:font-weight="normal" officeooo:rsid="00099879" style:font-style-asian="normal" style:font-weight-asian="normal" style:font-style-complex="normal" style:font-weight-complex="normal"/>
    </style:style>
    <style:style style:name="T19" style:family="text">
      <style:text-properties fo:font-style="normal" style:text-underline-style="none" fo:font-weight="normal" officeooo:rsid="0009c442" style:font-style-asian="normal" style:font-weight-asian="normal" style:font-style-complex="normal" style:font-weight-complex="normal"/>
    </style:style>
    <style:style style:name="T20" style:family="text">
      <style:text-properties fo:font-style="normal" style:text-underline-style="none" fo:font-weight="normal" officeooo:rsid="000b1e21" style:font-style-asian="normal" style:font-weight-asian="normal" style:font-style-complex="normal" style:font-weight-complex="normal"/>
    </style:style>
    <style:style style:name="T21" style:family="text">
      <style:text-properties officeooo:rsid="00050832"/>
    </style:style>
    <style:style style:name="T22" style:family="text">
      <style:text-properties officeooo:rsid="0006f860"/>
    </style:style>
    <style:style style:name="T23" style:family="text">
      <style:text-properties fo:color="#000000" officeooo:rsid="000377f2"/>
    </style:style>
    <style:style style:name="T24" style:family="text">
      <style:text-properties fo:color="#000000" fo:font-style="normal" officeooo:rsid="000377f2" style:font-style-asian="normal" style:font-style-complex="normal"/>
    </style:style>
    <style:style style:name="T25" style:family="text">
      <style:text-properties fo:color="#000000" fo:font-style="normal" officeooo:rsid="00099879" style:font-style-asian="normal" style:font-style-complex="normal"/>
    </style:style>
    <style:style style:name="T26" style:family="text">
      <style:text-properties fo:color="#000000" fo:font-style="normal" style:text-underline-style="none" fo:font-weight="normal" officeooo:rsid="00099879" style:font-style-asian="normal" style:font-weight-asian="normal" style:font-style-complex="normal" style:font-weight-complex="normal"/>
    </style:style>
    <style:style style:name="T27" style:family="text">
      <style:text-properties fo:color="#000000" officeooo:rsid="00099879"/>
    </style:style>
    <style:style style:name="T28" style:family="text">
      <style:text-properties fo:color="#000000" fo:font-style="italic" officeooo:rsid="00099879" style:font-style-asian="italic" style:font-style-complex="italic"/>
    </style:style>
    <style:style style:name="T29" style:family="text">
      <style:text-properties fo:color="#000000" fo:font-style="italic" style:text-underline-style="none" fo:font-weight="normal" officeooo:rsid="00050832" style:font-style-asian="italic" style:font-weight-asian="normal" style:font-style-complex="italic" style:font-weight-complex="normal"/>
    </style:style>
    <style:style style:name="T30" style:family="text">
      <style:text-properties fo:color="#000000" officeooo:rsid="0009c442"/>
    </style:style>
    <style:style style:name="T31" style:family="text">
      <style:text-properties fo:language="en" fo:country="US" fo:font-style="normal" fo:font-weight="bold" officeooo:rsid="000833d2" style:font-style-asian="normal" style:font-weight-asian="bold" style:font-style-complex="normal" style:font-weight-complex="bold"/>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0833d2"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in function:</text:p>
      <text:p text:style-name="P6"><text:span text:style-name="T15">The script, </text:span><text:span text:style-name="T5">extractor</text:span><text:span text:style-name="T6">.py</text:span><text:span text:style-name="T15">, </text:span><text:span text:style-name="T14">allows you to take the </text:span><text:span text:style-name="T7">word_list.txt</text:span><text:span text:style-name="T16"> </text:span><text:span text:style-name="T14">and extract the sound patterns </text:span><text:span text:style-name="T19">o</text:span><text:span text:style-name="T14">f your choice. These patterns can be limited to either vorlaut, inlaut or auslaut. </text:span><text:span text:style-name="T20">You can also search the whole of the words.</text:span></text:p>
      <text:p text:style-name="P3"/>
      <text:p text:style-name="P3">The script allows you to use regular expressions.</text:p>
      <text:p text:style-name="P3"/>
      <text:p text:style-name="P9"><text:span text:style-name="T14">By opening the script in a text editor (like notepad++, xed, pluma etc.) you can remove the hash tag to import some of the various language specific scripts. This allows you to search for an entire sound class, such as dentals, long vowls, short vowels </text:span><text:span text:style-name="T19">of a</text:span><text:span text:style-name="T14"> specific language. </text:span><text:span text:style-name="T18">You should only have one language switched at the time.</text:span></text:p>
      <text:p text:style-name="P9"><text:span text:style-name="T18"/></text:p>
      <text:p text:style-name="P9"><text:span text:style-name="T19">C</text:span><text:span text:style-name="T18">ustom language scripts can be created an imported.</text:span></text:p>
      <text:p text:style-name="P3"/>
      <text:p text:style-name="P7"><text:span text:style-name="T14">T</text:span><text:span text:style-name="T13">he extracted examples, are stored in a new file called either </text:span><text:span text:style-name="T4">forlyd_ordliste.txt</text:span><text:span text:style-name="T13">, </text:span><text:span text:style-name="T4">ind</text:span><text:span text:style-name="T8">lyd</text:span><text:span text:style-name="T4">_ordliste.txt,</text:span><text:span text:style-name="T13"> </text:span><text:span text:style-name="T4">udlyd_ordliste.txt</text:span><text:span text:style-name="T13"> </text:span><text:span text:style-name="T20">or </text:span><text:span text:style-name="T10">hel_ord_liste.txt </text:span><text:span text:style-name="T13">depending of your choice. The words are given in alpha-numeric order and each word and number are separated with a double line shift.</text:span></text:p>
      <text:p text:style-name="P2"/>
      <text:p text:style-name="P10">Purpose:</text:p>
      <text:p text:style-name="P11">The main purpose is to test sound laws by comparing what is present in the given data.</text:p>
      <text:p text:style-name="P17"/>
      <text:p text:style-name="P12">Input:</text:p>
      <text:p text:style-name="P13"><text:span text:style-name="T1">file type: </text:span><text:span text:style-name="T11">the script</text:span><text:span text:style-name="T1"> takes a te</text:span><text:span text:style-name="T21">xt </text:span><text:span text:style-name="T1">file with the .txt file extension. </text:span></text:p>
      <text:p text:style-name="P14"/>
      <text:p text:style-name="P8"><text:span text:style-name="T23">source</text:span><text:span text:style-name="T24">: the script takes it</text:span><text:span text:style-name="T23">s input file from the </text:span><text:span text:style-name="T28">Result </text:span><text:span text:style-name="T25">folder </text:span><text:span text:style-name="T23">in the </text:span><text:span text:style-name="T28">sort</text:span><text:span text:style-name="T23"> folder </text:span><text:span text:style-name="T27">where it will </text:span><text:span text:style-name="T30">import</text:span><text:span text:style-name="T27"> the <text:s/></text:span><text:span text:style-name="T29">word_list.txt </text:span><text:span text:style-name="T26">file.</text:span></text:p>
      <text:p text:style-name="P18"/>
      <text:p text:style-name="P12">Output:</text:p>
      <text:p text:style-name="P15">file type: <text:span text:style-name="T14">T</text:span><text:span text:style-name="T17">he extracted examples, are stored in a new file called either </text:span><text:span text:style-name="T9">forlyd_ordliste.txt</text:span><text:span text:style-name="T17">, </text:span><text:span text:style-name="T9">ind</text:span><text:span text:style-name="T8">lyd</text:span><text:span text:style-name="T9">_ordliste.tx</text:span><text:span text:style-name="T10">t</text:span><text:span text:style-name="T17"> </text:span><text:span text:style-name="T9">udlyd_ordliste.txt</text:span><text:span text:style-name="T17"> </text:span><text:span text:style-name="T20">or </text:span><text:span text:style-name="T10">hel_ord_liste.txt</text:span><text:span text:style-name="T20">.</text:span></text:p>
      <text:p text:style-name="P14"/>
      <text:p text:style-name="P16">location: the script will locate the <text:span text:style-name="T22">folder </text:span><text:span text:style-name="T2">Result</text:span><text:span text:style-name="T12"> located in the </text:span><text:span text:style-name="T3">extractor</text:span><text:span text:style-name="T12"> folder.</text:span></text:p>
      <text:p text:style-name="P4"/>
      <text:p text:style-name="P4"/>
      <text:p text:style-name="P1"><text:span text:style-name="T31">Regular Expressions:</text:span><text:span text:style-name="T33"><text:line-break/>Free Course: </text:span><text:a xlink:type="simple" xlink:href="https://www.codecademy.com/learn/introduction-to-regular-expressions/modules/intro-to-regex" text:style-name="Internet_20_link" text:visited-style-name="Visited_20_Internet_20_Link">https://www.codecademy.com/learn/introduction-to-regular-expressions/modules/intro-to-regex</text:a></text:p>
      <text:p text:style-name="P5"/>
      <text:p text:style-name="P1"><text:span text:style-name="T33">Quick Overview and tests: </text:span><text:a xlink:type="simple" xlink:href="https://www.w3schools.com/python/python_regex.asp" text:style-name="Internet_20_link" text:visited-style-name="Visited_20_Internet_20_Link">https://www.w3schools.com/python/python_regex.asp</text:a><text:span text:style-name="T32"><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1:51:03.507134161</meta:creation-date>
    <dc:date>2021-11-08T14:57:34.504766360</dc:date>
    <meta:editing-duration>PT34M36S</meta:editing-duration>
    <meta:editing-cycles>8</meta:editing-cycles>
    <meta:generator>LibreOffice/6.4.7.2$Linux_X86_64 LibreOffice_project/40$Build-2</meta:generator>
    <meta:document-statistic meta:table-count="0" meta:image-count="0" meta:object-count="0" meta:page-count="1" meta:paragraph-count="16" meta:word-count="249" meta:character-count="1688" meta:non-whitespace-character-count="1452"/>
  </office:meta>
</office:document-meta>
</file>